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3681in"/>
    </style:style>
    <style:style style:name="co6" style:family="table-column">
      <style:table-column-properties fo:break-before="auto" style:column-width="1.4299in"/>
    </style:style>
    <style:style style:name="co7" style:family="table-column">
      <style:table-column-properties fo:break-before="auto" style:column-width="1.4972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3272in"/>
    </style:style>
    <style:style style:name="co11" style:family="table-column">
      <style:table-column-properties fo:break-before="auto" style:column-width="2.0835in"/>
    </style:style>
    <style:style style:name="co13" style:family="table-column">
      <style:table-column-properties fo:break-before="auto" style:column-width="1.5126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7" style:family="table-cell" style:parent-style-name="Default"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32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472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457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92in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685in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311in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165in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2" svg:width="7.6217in" svg:height="5.6386in" svg:x="7.9181in" svg:y="6.4646in">
            <draw:object draw:notify-on-update-of-ranges="RESULTS.B23:RESULTS.B26 RESULTS.C22:RESULTS.C22 RESULTS.C23:RESULTS.C26 RESULTS.D22:RESULTS.D22 RESULTS.D23:RESULTS.D26" xlink:href="./Object 3" xlink:type="simple" xlink:show="embed" xlink:actuate="onLoad">
              <loext:p text:style-name="P1">c</loext:p>
            </draw:object>
            <draw:image xlink:href="./ObjectReplacements/Object 3" xlink:type="simple" xlink:show="embed" xlink:actuate="onLoad"/>
          </draw:frame>
          <draw:frame draw:z-index="1" draw:style-name="gr2" draw:text-style-name="P3" svg:width="0.2268in" svg:height="0.2472in" draw:transform="rotate (1.5707963267949) translate (7.98307086614173in 9.14251968503937in)">
            <draw:text-box>
              <text:p><text:span text:style-name="T1">1</text:span></text:p>
            </draw:text-box>
          </draw:frame>
          <draw:frame draw:z-index="2" draw:style-name="gr2" draw:text-style-name="P3" svg:width="0.2268in" svg:height="0.2472in" draw:transform="rotate (1.5707963267949) translate (7.98385826771654in 8.35944881889764in)">
            <draw:text-box>
              <text:p><text:span text:style-name="T1">14</text:span></text:p>
            </draw:text-box>
          </draw:frame>
          <draw:frame draw:z-index="3" draw:style-name="gr3" draw:text-style-name="P3" svg:width="0.3831in" svg:height="0.3457in" draw:transform="rotate (1.5707963267949) translate (8.26771653543307in 9.1496062992126in)">
            <draw:text-box>
              <text:p><text:span text:style-name="T1">opt</text:span></text:p>
            </draw:text-box>
          </draw:frame>
          <draw:frame draw:z-index="4" draw:style-name="gr3" draw:text-style-name="P3" svg:width="0.3831in" svg:height="0.3457in" draw:transform="rotate (1.5707963267949) translate (8.25511811023622in 8.3492125984252in)">
            <draw:text-box>
              <text:p><text:span text:style-name="T1">h</text:span></text:p>
            </draw:text-box>
          </draw:frame>
          <draw:frame draw:z-index="5" draw:style-name="gr4" draw:text-style-name="P4" svg:width="0.1811in" svg:height="0.2492in" svg:x="11.9697in" svg:y="6.6697in">
            <draw:text-box>
              <text:p><text:span text:style-name="T2">1</text:span></text:p>
            </draw:text-box>
          </draw:frame>
          <draw:frame draw:z-index="6" draw:style-name="gr5" draw:text-style-name="P4" svg:width="0.2555in" svg:height="0.2685in" svg:x="12.7307in" svg:y="6.6563in">
            <draw:text-box>
              <text:p><text:span text:style-name="T2">14</text:span></text:p>
            </draw:text-box>
          </draw:frame>
          <draw:frame draw:z-index="7" draw:style-name="gr6" draw:text-style-name="P4" svg:width="0.3433in" svg:height="0.4311in" svg:x="11.972in" svg:y="6.8909in">
            <draw:text-box>
              <text:p><text:span text:style-name="T2">opt</text:span></text:p>
            </draw:text-box>
          </draw:frame>
          <draw:frame draw:z-index="8" draw:style-name="gr7" draw:text-style-name="P4" svg:width="0.2035in" svg:height="0.3165in" svg:x="12.7827in" svg:y="6.8929in">
            <draw:text-box>
              <text:p><text:span text:style-name="T2">h</text:span></text:p>
            </draw:text-box>
          </draw:frame>
          <draw:frame draw:z-index="9" draw:style-name="gr8" draw:text-style-name="P5" svg:width="3.9898in" svg:height="4.511in" svg:x="2.1673in" svg:y="12.7551in">
            <draw:object draw:notify-on-update-of-ranges="RESULTS.B23:RESULTS.B26 RESULTS.C22:RESULTS.C22 RESULTS.C23:RESULTS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style-name="gr2" draw:text-style-name="P3" svg:width="0.2268in" svg:height="0.2472in" draw:transform="rotate (1.5707963267949) translate (2.21889763779528in 14.3484251968504in)">
            <draw:text-box>
              <text:p><text:span text:style-name="T1">1</text:span></text:p>
            </draw:text-box>
          </draw:frame>
          <draw:frame draw:z-index="11" draw:style-name="gr3" draw:text-style-name="P3" svg:width="0.3831in" svg:height="0.3457in" draw:transform="rotate (1.5707963267949) translate (2.4255905511811in 14.346062992126in)">
            <draw:text-box>
              <text:p><text:span text:style-name="T1">opt</text:span></text:p>
            </draw:text-box>
          </draw:frame>
          <draw:frame draw:z-index="12" draw:style-name="gr8" draw:text-style-name="P5" svg:width="3.9898in" svg:height="4.511in" svg:x="6.9902in" svg:y="12.8445in">
            <draw:object draw:notify-on-update-of-ranges="RESULTS.B23:RESULTS.B26 RESULTS.D23:RESULTS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3" draw:style-name="gr2" draw:text-style-name="P3" svg:width="0.2268in" svg:height="0.2472in" draw:transform="rotate (1.5707963267949) translate (7.03070866141732in 14.394094488189in)">
            <draw:text-box>
              <text:p><text:span text:style-name="T1">14</text:span></text:p>
            </draw:text-box>
          </draw:frame>
          <draw:frame draw:z-index="14" draw:style-name="gr3" draw:text-style-name="P3" svg:width="0.3831in" svg:height="0.3457in" draw:transform="rotate (1.5707963267949) translate (7.2759842519685in 14.3988188976378in)">
            <draw:text-box>
              <text:p><text:span text:style-name="T1">h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2"/>
        <table:table-column table:style-name="co10" table:default-cell-style-name="Default"/>
        <table:table-column table:style-name="co11" table:default-cell-style-name="ce32"/>
        <table:table-column table:style-name="co13" table:default-cell-style-name="Default"/>
        <table:table-column table:style-name="co12" table:number-columns-repeated="24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table:number-columns-repeated="4"/>
          <table:table-cell table:style-name="ce23"/>
          <table:table-cell table:style-name="ce16"/>
          <table:table-cell table:style-name="ce23"/>
          <table:table-cell table:style-name="ce131" table:number-columns-repeated="19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6" office:value-type="string" calcext:value-type="string">
            <text:p>d1655</text:p>
          </table:table-cell>
          <table:table-cell table:style-name="ce16" office:value-type="string" calcext:value-type="string">
            <text:p>d2103</text:p>
          </table:table-cell>
          <table:table-cell table:style-name="ce16" office:value-type="string" calcext:value-type="string">
            <text:p>fl1577</text:p>
          </table:table-cell>
          <table:table-cell table:style-name="ce16" office:value-type="string" calcext:value-type="string">
            <text:p>fl3795</text:p>
          </table:table-cell>
          <table:table-cell table:style-name="ce23" office:value-type="string" calcext:value-type="string">
            <text:p>fnl4461</text:p>
          </table:table-cell>
          <table:table-cell table:style-name="ce16" office:value-type="string" calcext:value-type="string">
            <text:p>pcb3038</text:p>
          </table:table-cell>
          <table:table-cell table:style-name="ce16" office:value-type="string" calcext:value-type="string">
            <text:p>pla7397</text:p>
          </table:table-cell>
          <table:table-cell table:style-name="ce16" office:value-type="string" calcext:value-type="string">
            <text:p>pr2392</text:p>
          </table:table-cell>
          <table:table-cell table:style-name="ce16" office:value-type="string" calcext:value-type="string">
            <text:p>rl1889</text:p>
          </table:table-cell>
          <table:table-cell table:style-name="ce16" office:value-type="string" calcext:value-type="string">
            <text:p>rl5915</text:p>
          </table:table-cell>
          <table:table-cell table:style-name="ce16" office:value-type="string" calcext:value-type="string">
            <text:p>rl5934</text:p>
          </table:table-cell>
          <table:table-cell table:style-name="ce16" office:value-type="string" calcext:value-type="string">
            <text:p>u1817</text:p>
          </table:table-cell>
          <table:table-cell table:style-name="ce16" office:value-type="string" calcext:value-type="string">
            <text:p>u2152</text:p>
          </table:table-cell>
          <table:table-cell table:style-name="ce16" office:value-type="string" calcext:value-type="string">
            <text:p>u2319</text:p>
          </table:table-cell>
          <table:table-cell table:style-name="ce16" office:value-type="string" calcext:value-type="string">
            <text:p>vm1748</text:p>
          </table:table-cell>
          <table:table-cell table:style-name="ce131" table:number-columns-repeated="11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22"/>
          <table:table-cell table:style-name="ce16" table:number-columns-repeated="3"/>
          <table:table-cell table:style-name="ce26"/>
          <table:table-cell table:style-name="ce16" table:number-columns-repeated="2"/>
          <table:table-cell table:style-name="ce22" office:value-type="float" office:value="378062.826191438" calcext:value-type="float">
            <text:p>378062.826191438</text:p>
          </table:table-cell>
          <table:table-cell table:style-name="ce16" table:number-columns-repeated="7"/>
          <table:table-cell table:style-name="ce131" table:number-columns-repeated="11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7" office:value-type="float" office:value="71738.974850948" calcext:value-type="float">
            <text:p>71738.974850948</text:p>
          </table:table-cell>
          <table:table-cell table:style-name="ce17" office:value-type="float" office:value="85649.2572255481" calcext:value-type="float">
            <text:p>85649.2572255481</text:p>
          </table:table-cell>
          <table:table-cell table:style-name="ce17" office:value-type="float" office:value="25269.1263766022" calcext:value-type="float">
            <text:p>25269.1263766022</text:p>
          </table:table-cell>
          <table:table-cell table:style-name="ce17" office:value-type="float" office:value="33423.4801795816" calcext:value-type="float">
            <text:p>33423.4801795816</text:p>
          </table:table-cell>
          <table:table-cell table:style-name="ce35" office:value-type="float" office:value="203750.93650105" calcext:value-type="float">
            <text:p>203750.93650105</text:p>
          </table:table-cell>
          <table:table-cell table:style-name="ce17" office:value-type="float" office:value="158992.920131526" calcext:value-type="float">
            <text:p>158992.920131526</text:p>
          </table:table-cell>
          <table:table-cell table:style-name="Default" office:value-type="float" office:value="26361338" calcext:value-type="float">
            <text:p>26361338</text:p>
          </table:table-cell>
          <table:table-cell table:style-name="ce17" office:value-type="float" office:value="425302.0974389" calcext:value-type="float">
            <text:p>425302.0974389</text:p>
          </table:table-cell>
          <table:table-cell table:style-name="ce37" office:value-type="float" office:value="362428.723479964" calcext:value-type="float">
            <text:p>362428.723479964</text:p>
          </table:table-cell>
          <table:table-cell table:style-name="ce37" office:value-type="float" office:value="685347.047962416" calcext:value-type="float">
            <text:p>685347.047962416</text:p>
          </table:table-cell>
          <table:table-cell table:style-name="ce37" office:value-type="float" office:value="673544.454789781" calcext:value-type="float">
            <text:p>673544.454789781</text:p>
          </table:table-cell>
          <table:table-cell table:style-name="ce37" office:value-type="float" office:value="67867.8886418561" calcext:value-type="float">
            <text:p>67867.8886418561</text:p>
          </table:table-cell>
          <table:table-cell table:style-name="ce37" office:value-type="float" office:value="76920.8480571764" calcext:value-type="float">
            <text:p>76920.8480571764</text:p>
          </table:table-cell>
          <table:table-cell table:style-name="ce37" office:value-type="float" office:value="248845.222350126" calcext:value-type="float">
            <text:p>248845.222350126</text:p>
          </table:table-cell>
          <table:table-cell table:style-name="ce37" office:value-type="float" office:value="366413.984125827" calcext:value-type="float">
            <text:p>366413.984125827</text:p>
          </table:table-cell>
          <table:table-cell table:style-name="ce131" table:number-columns-repeated="11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4"/>
          <table:table-cell table:style-name="ce23"/>
          <table:table-cell table:style-name="ce16" table:number-columns-repeated="10"/>
          <table:table-cell table:style-name="ce131" table:number-columns-repeated="11"/>
          <table:table-cell table:number-columns-repeated="6"/>
        </table:table-row>
        <table:table-row table:style-name="ro6">
          <table:table-cell table:style-name="ce4" table:number-columns-repeated="7"/>
          <table:table-cell table:style-name="ce23"/>
          <table:table-cell table:style-name="ce4"/>
          <table:table-cell table:style-name="ce23"/>
          <table:table-cell table:style-name="ce61" table:number-columns-repeated="25"/>
        </table:table-row>
        <table:table-row table:style-name="ro5">
          <table:table-cell table:style-name="ce5" office:value-type="string" calcext:value-type="string">
            <text:p>HEURISTIC</text:p>
          </table:table-cell>
          <table:table-cell table:style-name="ce12" table:number-columns-repeated="2"/>
          <table:table-cell office:value-type="float" office:value="231565.043248867" calcext:value-type="float">
            <text:p>231565.043248867</text:p>
          </table:table-cell>
          <table:table-cell office:value-type="float" office:value="361633.63060461" calcext:value-type="float">
            <text:p>361633.63060461</text:p>
          </table:table-cell>
          <table:table-cell office:value-type="float" office:value="122868.538610257" calcext:value-type="float">
            <text:p>122868.538610257</text:p>
          </table:table-cell>
          <table:table-cell office:value-type="float" office:value="499131.74498651" calcext:value-type="float">
            <text:p>499131.74498651</text:p>
          </table:table-cell>
          <table:table-cell table:style-name="Default" office:value-type="float" office:value="1445432.13879422" calcext:value-type="float">
            <text:p>1445432.13879422</text:p>
          </table:table-cell>
          <table:table-cell office:value-type="float" office:value="793358.580578397" calcext:value-type="float">
            <text:p>793358.580578397</text:p>
          </table:table-cell>
          <table:table-cell table:style-name="Default" office:value-type="float" office:value="539451354.333333" calcext:value-type="float">
            <text:p>539451354.333333</text:p>
          </table:table-cell>
          <table:table-cell office:value-type="float" office:value="2342899.25940228" calcext:value-type="float">
            <text:p>2342899.25940228</text:p>
          </table:table-cell>
          <table:table-cell office:value-type="float" office:value="2142979.63044092" calcext:value-type="float">
            <text:p>2142979.63044092</text:p>
          </table:table-cell>
          <table:table-cell office:value-type="float" office:value="10271018.7542423" calcext:value-type="float">
            <text:p>10271018.7542423</text:p>
          </table:table-cell>
          <table:table-cell office:value-type="float" office:value="8516891.32383286" calcext:value-type="float">
            <text:p>8516891.32383286</text:p>
          </table:table-cell>
          <table:table-cell office:value-type="float" office:value="233410.081162716" calcext:value-type="float">
            <text:p>233410.081162716</text:p>
          </table:table-cell>
          <table:table-cell office:value-type="float" office:value="347620.798901114" calcext:value-type="float">
            <text:p>347620.798901114</text:p>
          </table:table-cell>
          <table:table-cell office:value-type="float" office:value="648493.75275255" calcext:value-type="float">
            <text:p>648493.75275255</text:p>
          </table:table-cell>
          <table:table-cell office:value-type="float" office:value="1860876.35220409" calcext:value-type="float">
            <text:p>1860876.35220409</text:p>
          </table:table-cell>
          <table:table-cell table:number-columns-repeated="17"/>
        </table:table-row>
        <table:table-row table:style-name="ro5">
          <table:table-cell table:style-name="ce5" office:value-type="string" calcext:value-type="string">
            <text:p>LINEAR_ORDER</text:p>
          </table:table-cell>
          <table:table-cell table:style-name="ce12" table:number-columns-repeated="2"/>
          <table:table-cell office:value-type="float" office:value="260216.014677024" calcext:value-type="float">
            <text:p>260216.014677024</text:p>
          </table:table-cell>
          <table:table-cell office:value-type="float" office:value="603070.24305576" calcext:value-type="float">
            <text:p>603070.24305576</text:p>
          </table:table-cell>
          <table:table-cell office:value-type="float" office:value="119620.553653954" calcext:value-type="float">
            <text:p>119620.553653954</text:p>
          </table:table-cell>
          <table:table-cell office:value-type="float" office:value="1045126.80885599" calcext:value-type="float">
            <text:p>1045126.80885599</text:p>
          </table:table-cell>
          <table:table-cell table:style-name="Default" office:value-type="float" office:value="3253553.14855304" calcext:value-type="float">
            <text:p>3253553.14855304</text:p>
          </table:table-cell>
          <table:table-cell office:value-type="float" office:value="1516071.03208784" calcext:value-type="float">
            <text:p>1516071.03208784</text:p>
          </table:table-cell>
          <table:table-cell table:style-name="Default" office:value-type="float" office:value="1518332247.33333" calcext:value-type="float">
            <text:p>1518332247.33333</text:p>
          </table:table-cell>
          <table:table-cell office:value-type="float" office:value="3235332.5877558" calcext:value-type="float">
            <text:p>3235332.5877558</text:p>
          </table:table-cell>
          <table:table-cell office:value-type="float" office:value="2281874.94525671" calcext:value-type="float">
            <text:p>2281874.94525671</text:p>
          </table:table-cell>
          <table:table-cell office:value-type="float" office:value="20339251.4074547" calcext:value-type="float">
            <text:p>20339251.4074547</text:p>
          </table:table-cell>
          <table:table-cell office:value-type="float" office:value="20440618.7783781" calcext:value-type="float">
            <text:p>20440618.7783781</text:p>
          </table:table-cell>
          <table:table-cell office:value-type="float" office:value="306833.787599752" calcext:value-type="float">
            <text:p>306833.787599752</text:p>
          </table:table-cell>
          <table:table-cell office:value-type="float" office:value="468440.235776006" calcext:value-type="float">
            <text:p>468440.235776006</text:p>
          </table:table-cell>
          <table:table-cell office:value-type="float" office:value="1335707.57130766" calcext:value-type="float">
            <text:p>1335707.57130766</text:p>
          </table:table-cell>
          <table:table-cell office:value-type="float" office:value="1800839.27038321" calcext:value-type="float">
            <text:p>1800839.27038321</text:p>
          </table:table-cell>
          <table:table-cell table:number-columns-repeated="17"/>
        </table:table-row>
        <table:table-row table:style-name="ro5">
          <table:table-cell table:style-name="ce5" office:value-type="string" calcext:value-type="string">
            <text:p>MODIFIED</text:p>
          </table:table-cell>
          <table:table-cell table:style-name="ce12" table:number-columns-repeated="2"/>
          <table:table-cell office:value-type="float" office:value="252955.220730163" calcext:value-type="float">
            <text:p>252955.220730163</text:p>
          </table:table-cell>
          <table:table-cell office:value-type="float" office:value="538527.970845128" calcext:value-type="float">
            <text:p>538527.970845128</text:p>
          </table:table-cell>
          <table:table-cell office:value-type="float" office:value="110040.643303374" calcext:value-type="float">
            <text:p>110040.643303374</text:p>
          </table:table-cell>
          <table:table-cell office:value-type="float" office:value="984720.831185587" calcext:value-type="float">
            <text:p>984720.831185587</text:p>
          </table:table-cell>
          <table:table-cell table:style-name="Default" office:value-type="float" office:value="3117629.35324253" calcext:value-type="float">
            <text:p>3117629.35324253</text:p>
          </table:table-cell>
          <table:table-cell office:value-type="float" office:value="1396625.89933609" calcext:value-type="float">
            <text:p>1396625.89933609</text:p>
          </table:table-cell>
          <table:table-cell table:style-name="Default" office:value-type="float" office:value="1365483428.33333" calcext:value-type="float">
            <text:p>1365483428.33333</text:p>
          </table:table-cell>
          <table:table-cell office:value-type="float" office:value="3104837.54921786" calcext:value-type="float">
            <text:p>3104837.54921786</text:p>
          </table:table-cell>
          <table:table-cell office:value-type="float" office:value="2191454.31821491" calcext:value-type="float">
            <text:p>2191454.31821491</text:p>
          </table:table-cell>
          <table:table-cell office:value-type="float" office:value="21914130.5696164" calcext:value-type="float">
            <text:p>21914130.5696164</text:p>
          </table:table-cell>
          <table:table-cell office:value-type="float" office:value="21059034.3481317" calcext:value-type="float">
            <text:p>21059034.3481317</text:p>
          </table:table-cell>
          <table:table-cell office:value-type="float" office:value="300284.275646688" calcext:value-type="float">
            <text:p>300284.275646688</text:p>
          </table:table-cell>
          <table:table-cell office:value-type="float" office:value="424416.759206756" calcext:value-type="float">
            <text:p>424416.759206756</text:p>
          </table:table-cell>
          <table:table-cell office:value-type="float" office:value="1188111.47363872" calcext:value-type="float">
            <text:p>1188111.47363872</text:p>
          </table:table-cell>
          <table:table-cell office:value-type="float" office:value="1803557.97434713" calcext:value-type="float">
            <text:p>1803557.97434713</text:p>
          </table:table-cell>
          <table:table-cell table:number-columns-repeated="17"/>
        </table:table-row>
        <table:table-row table:style-name="ro5">
          <table:table-cell table:style-name="ce5" office:value-type="string" calcext:value-type="string">
            <text:p>ORDER</text:p>
          </table:table-cell>
          <table:table-cell table:style-name="ce12" table:number-columns-repeated="2"/>
          <table:table-cell office:value-type="float" office:value="515360.644710063" calcext:value-type="float">
            <text:p>515360.644710063</text:p>
          </table:table-cell>
          <table:table-cell office:value-type="float" office:value="937738.082908948" calcext:value-type="float">
            <text:p>937738.082908948</text:p>
          </table:table-cell>
          <table:table-cell office:value-type="float" office:value="267081.377217475" calcext:value-type="float">
            <text:p>267081.377217475</text:p>
          </table:table-cell>
          <table:table-cell office:value-type="float" office:value="1240210.9069744" calcext:value-type="float">
            <text:p>1240210.9069744</text:p>
          </table:table-cell>
          <table:table-cell table:style-name="Default" office:value-type="float" office:value="3539368.06477921" calcext:value-type="float">
            <text:p>3539368.06477921</text:p>
          </table:table-cell>
          <table:table-cell office:value-type="float" office:value="1937784.01398834" calcext:value-type="float">
            <text:p>1937784.01398834</text:p>
          </table:table-cell>
          <table:table-cell table:style-name="Default" office:value-type="float" office:value="1256244438.33333" calcext:value-type="float">
            <text:p>1256244438.33333</text:p>
          </table:table-cell>
          <table:table-cell office:value-type="float" office:value="4705362.10099097" calcext:value-type="float">
            <text:p>4705362.10099097</text:p>
          </table:table-cell>
          <table:table-cell office:value-type="float" office:value="3864975.77134068" calcext:value-type="float">
            <text:p>3864975.77134068</text:p>
          </table:table-cell>
          <table:table-cell office:value-type="float" office:value="21082731.9663586" calcext:value-type="float">
            <text:p>21082731.9663586</text:p>
          </table:table-cell>
          <table:table-cell office:value-type="float" office:value="20990055.9741635" calcext:value-type="float">
            <text:p>20990055.9741635</text:p>
          </table:table-cell>
          <table:table-cell office:value-type="float" office:value="545594.432757757" calcext:value-type="float">
            <text:p>545594.432757757</text:p>
          </table:table-cell>
          <table:table-cell office:value-type="float" office:value="717790.191275756" calcext:value-type="float">
            <text:p>717790.191275756</text:p>
          </table:table-cell>
          <table:table-cell office:value-type="float" office:value="1904007.08822297" calcext:value-type="float">
            <text:p>1904007.08822297</text:p>
          </table:table-cell>
          <table:table-cell office:value-type="float" office:value="3502435.69306421" calcext:value-type="float">
            <text:p>3502435.69306421</text:p>
          </table:table-cell>
          <table:table-cell table:number-columns-repeated="17"/>
        </table:table-row>
        <table:table-row table:style-name="ro6">
          <table:table-cell table:style-name="ce4" table:number-columns-spanned="2" table:number-rows-spanned="1"/>
          <table:covered-table-cell table:style-name="ce12" table:formula="of:=SUM([.D11:.J11])/22" office:value-type="float" office:value="0" calcext:value-type="float">
            <text:p>0</text:p>
          </table:covered-table-cell>
          <table:table-cell table:style-name="ce12"/>
          <table:table-cell table:style-name="ce16" office:value-type="string" calcext:value-type="string">
            <text:p>vs heuristics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3"/>
          <table:table-cell table:style-name="ce131" table:number-columns-repeated="19"/>
          <table:table-cell table:number-columns-repeated="6"/>
        </table:table-row>
        <table:table-row table:style-name="ro5">
          <table:table-cell table:style-name="ce5" office:value-type="string" calcext:value-type="string">
            <text:p>HEURISTIC</text:p>
          </table:table-cell>
          <table:table-cell table:style-name="ce12" table:formula="of:=SUM([.D12:.R12])/14" office:value-type="float" office:value="-6.78436972009078" calcext:value-type="float">
            <text:p>-6.78436972009078</text:p>
          </table:table-cell>
          <table:table-cell table:style-name="ce13" table:formula="of:=[.B12]*(-1)" office:value-type="percentage" office:value="6.78436972009078" calcext:value-type="percentage">
            <text:p>678.44%</text:p>
          </table:table-cell>
          <table:table-cell table:style-name="ce112" table:formula="of:=([.D$4]-[.D7])/[.D$4]" office:value-type="float" office:value="-2.22788336089259" calcext:value-type="float">
            <text:p>-2.22788336089259</text:p>
          </table:table-cell>
          <table:table-cell table:style-name="ce112" table:formula="of:=([.E$4]-[.E7])/[.E$4]" office:value-type="float" office:value="-3.22226230931912" calcext:value-type="float">
            <text:p>-3.22226230931912</text:p>
          </table:table-cell>
          <table:table-cell table:style-name="ce112" table:formula="of:=([.F$4]-[.F7])/[.F$4]" office:value-type="float" office:value="-3.86239756685956" calcext:value-type="float">
            <text:p>-3.86239756685956</text:p>
          </table:table-cell>
          <table:table-cell table:style-name="ce112" table:formula="of:=([.G$4]-[.G7])/[.G$4]" office:value-type="float" office:value="-13.9335659334311" calcext:value-type="float">
            <text:p>-13.9335659334311</text:p>
          </table:table-cell>
          <table:table-cell table:style-name="ce112" table:formula="of:=([.H$4]-[.H7])/[.H$4]" office:value-type="float" office:value="-6.09411285963228" calcext:value-type="float">
            <text:p>-6.09411285963228</text:p>
          </table:table-cell>
          <table:table-cell table:style-name="ce112" table:formula="of:=([.I$4]-[.I7])/[.I$4]" office:value-type="float" office:value="-3.98989879500355" calcext:value-type="float">
            <text:p>-3.98989879500355</text:p>
          </table:table-cell>
          <table:table-cell table:style-name="ce112" table:formula="of:=([.J$4]-[.J7])/[.J$4]" office:value-type="float" office:value="-19.4637319370259" calcext:value-type="float">
            <text:p>-19.4637319370259</text:p>
          </table:table-cell>
          <table:table-cell table:style-name="ce112"/>
          <table:table-cell table:style-name="ce112" table:formula="of:=([.L$4]-[.L7])/[.L$4]" office:value-type="float" office:value="-4.91283055565927" calcext:value-type="float">
            <text:p>-4.91283055565927</text:p>
          </table:table-cell>
          <table:table-cell table:style-name="ce112" table:formula="of:=([.M$4]-[.M7])/[.M$4]" office:value-type="float" office:value="-13.9865951633975" calcext:value-type="float">
            <text:p>-13.9865951633975</text:p>
          </table:table-cell>
          <table:table-cell table:style-name="ce112" table:formula="of:=([.N$4]-[.N7])/[.N$4]" office:value-type="float" office:value="-11.6448837389524" calcext:value-type="float">
            <text:p>-11.6448837389524</text:p>
          </table:table-cell>
          <table:table-cell table:style-name="ce112" table:formula="of:=([.O$4]-[.O7])/[.O$4]" office:value-type="float" office:value="-2.43918288654062" calcext:value-type="float">
            <text:p>-2.43918288654062</text:p>
          </table:table-cell>
          <table:table-cell table:style-name="ce112" table:formula="of:=([.P$4]-[.P7])/[.P$4]" office:value-type="float" office:value="-3.51920133073315" calcext:value-type="float">
            <text:p>-3.51920133073315</text:p>
          </table:table-cell>
          <table:table-cell table:style-name="ce112" table:formula="of:=([.Q$4]-[.Q7])/[.Q$4]" office:value-type="float" office:value="-1.60601247083666" calcext:value-type="float">
            <text:p>-1.60601247083666</text:p>
          </table:table-cell>
          <table:table-cell table:style-name="ce112" table:formula="of:=([.R$4]-[.R7])/[.R$4]" office:value-type="float" office:value="-4.07861717298722" calcext:value-type="float">
            <text:p>-4.07861717298722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table:style-name="ce5" office:value-type="string" calcext:value-type="string">
            <text:p>LINEAR_ORDER</text:p>
          </table:table-cell>
          <table:table-cell table:style-name="ce12" table:formula="of:=SUM([.D13:.R13])/14" office:value-type="float" office:value="-14.4990534638096" calcext:value-type="float">
            <text:p>-14.4990534638096</text:p>
          </table:table-cell>
          <table:table-cell table:style-name="ce13" table:formula="of:=[.B13]*(-1)" office:value-type="percentage" office:value="14.4990534638096" calcext:value-type="percentage">
            <text:p>1449.91%</text:p>
          </table:table-cell>
          <table:table-cell table:style-name="ce112" table:formula="of:=([.D$4]-[.D8])/[.D$4]" office:value-type="float" office:value="-2.62726140452488" calcext:value-type="float">
            <text:p>-2.62726140452488</text:p>
          </table:table-cell>
          <table:table-cell table:style-name="ce112" table:formula="of:=([.E$4]-[.E8])/[.E$4]" office:value-type="float" office:value="-6.04116138996558" calcext:value-type="float">
            <text:p>-6.04116138996558</text:p>
          </table:table-cell>
          <table:table-cell table:style-name="ce112" table:formula="of:=([.F$4]-[.F8])/[.F$4]" office:value-type="float" office:value="-3.73386186254211" calcext:value-type="float">
            <text:p>-3.73386186254211</text:p>
          </table:table-cell>
          <table:table-cell table:style-name="ce112" table:formula="of:=([.G$4]-[.G8])/[.G$4]" office:value-type="float" office:value="-30.2692395657368" calcext:value-type="float">
            <text:p>-30.2692395657368</text:p>
          </table:table-cell>
          <table:table-cell table:style-name="ce112" table:formula="of:=([.H$4]-[.H8])/[.H$4]" office:value-type="float" office:value="-14.9682856158861" calcext:value-type="float">
            <text:p>-14.9682856158861</text:p>
          </table:table-cell>
          <table:table-cell table:style-name="ce112" table:formula="of:=([.I$4]-[.I8])/[.I$4]" office:value-type="float" office:value="-8.53546252772562" calcext:value-type="float">
            <text:p>-8.53546252772562</text:p>
          </table:table-cell>
          <table:table-cell table:style-name="ce112" table:formula="of:=([.J$4]-[.J8])/[.J$4]" office:value-type="float" office:value="-56.5969340908771" calcext:value-type="float">
            <text:p>-56.5969340908771</text:p>
          </table:table-cell>
          <table:table-cell table:style-name="ce112"/>
          <table:table-cell table:style-name="ce112" table:formula="of:=([.L$4]-[.L8])/[.L$4]" office:value-type="float" office:value="-5.29606539831234" calcext:value-type="float">
            <text:p>-5.29606539831234</text:p>
          </table:table-cell>
          <table:table-cell table:style-name="ce112" table:formula="of:=([.M$4]-[.M8])/[.M$4]" office:value-type="float" office:value="-28.6773021317079" calcext:value-type="float">
            <text:p>-28.6773021317079</text:p>
          </table:table-cell>
          <table:table-cell table:style-name="ce112" table:formula="of:=([.N$4]-[.N8])/[.N$4]" office:value-type="float" office:value="-29.3478391560032" calcext:value-type="float">
            <text:p>-29.3478391560032</text:p>
          </table:table-cell>
          <table:table-cell table:style-name="ce112" table:formula="of:=([.O$4]-[.O8])/[.O$4]" office:value-type="float" office:value="-3.5210451325359" calcext:value-type="float">
            <text:p>-3.5210451325359</text:p>
          </table:table-cell>
          <table:table-cell table:style-name="ce112" table:formula="of:=([.P$4]-[.P8])/[.P$4]" office:value-type="float" office:value="-5.08989952149003" calcext:value-type="float">
            <text:p>-5.08989952149003</text:p>
          </table:table-cell>
          <table:table-cell table:style-name="ce112" table:formula="of:=([.Q$4]-[.Q8])/[.Q$4]" office:value-type="float" office:value="-4.36762393383755" calcext:value-type="float">
            <text:p>-4.36762393383755</text:p>
          </table:table-cell>
          <table:table-cell table:style-name="ce112" table:formula="of:=([.R$4]-[.R8])/[.R$4]" office:value-type="float" office:value="-3.91476676218994" calcext:value-type="float">
            <text:p>-3.91476676218994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table:style-name="ce5" office:value-type="string" calcext:value-type="string">
            <text:p>MODIFIED</text:p>
          </table:table-cell>
          <table:table-cell table:style-name="ce12" table:formula="of:=SUM([.D14:.R14])/14" office:value-type="float" office:value="-13.8886459383132" calcext:value-type="float">
            <text:p>-13.8886459383132</text:p>
          </table:table-cell>
          <table:table-cell table:style-name="ce13" table:formula="of:=[.B14]*(-1)" office:value-type="percentage" office:value="13.8886459383132" calcext:value-type="percentage">
            <text:p>1388.86%</text:p>
          </table:table-cell>
          <table:table-cell table:style-name="ce112" table:formula="of:=([.D$4]-[.D9])/[.D$4]" office:value-type="float" office:value="-2.5260501178854" calcext:value-type="float">
            <text:p>-2.5260501178854</text:p>
          </table:table-cell>
          <table:table-cell table:style-name="ce112" table:formula="of:=([.E$4]-[.E9])/[.E$4]" office:value-type="float" office:value="-5.28759651034652" calcext:value-type="float">
            <text:p>-5.28759651034652</text:p>
          </table:table-cell>
          <table:table-cell table:style-name="ce112" table:formula="of:=([.F$4]-[.F9])/[.F$4]" office:value-type="float" office:value="-3.35474664471445" calcext:value-type="float">
            <text:p>-3.35474664471445</text:p>
          </table:table-cell>
          <table:table-cell table:style-name="ce112" table:formula="of:=([.G$4]-[.G9])/[.G$4]" office:value-type="float" office:value="-28.4619478849828" calcext:value-type="float">
            <text:p>-28.4619478849828</text:p>
          </table:table-cell>
          <table:table-cell table:style-name="ce112" table:formula="of:=([.H$4]-[.H9])/[.H$4]" office:value-type="float" office:value="-14.3011780302981" calcext:value-type="float">
            <text:p>-14.3011780302981</text:p>
          </table:table-cell>
          <table:table-cell table:style-name="ce112" table:formula="of:=([.I$4]-[.I9])/[.I$4]" office:value-type="float" office:value="-7.78420182597278" calcext:value-type="float">
            <text:p>-7.78420182597278</text:p>
          </table:table-cell>
          <table:table-cell table:style-name="ce112" table:formula="of:=([.J$4]-[.J9])/[.J$4]" office:value-type="float" office:value="-50.7987147819786" calcext:value-type="float">
            <text:p>-50.7987147819786</text:p>
          </table:table-cell>
          <table:table-cell table:style-name="ce112"/>
          <table:table-cell table:style-name="ce112" table:formula="of:=([.L$4]-[.L9])/[.L$4]" office:value-type="float" office:value="-5.04658013077173" calcext:value-type="float">
            <text:p>-5.04658013077173</text:p>
          </table:table-cell>
          <table:table-cell table:style-name="ce112" table:formula="of:=([.M$4]-[.M9])/[.M$4]" office:value-type="float" office:value="-30.9752315775907" calcext:value-type="float">
            <text:p>-30.9752315775907</text:p>
          </table:table-cell>
          <table:table-cell table:style-name="ce112" table:formula="of:=([.N$4]-[.N9])/[.N$4]" office:value-type="float" office:value="-30.2659902377259" calcext:value-type="float">
            <text:p>-30.2659902377259</text:p>
          </table:table-cell>
          <table:table-cell table:style-name="ce112" table:formula="of:=([.O$4]-[.O9])/[.O$4]" office:value-type="float" office:value="-3.42454129126237" calcext:value-type="float">
            <text:p>-3.42454129126237</text:p>
          </table:table-cell>
          <table:table-cell table:style-name="ce112" table:formula="of:=([.P$4]-[.P9])/[.P$4]" office:value-type="float" office:value="-4.51757774291933" calcext:value-type="float">
            <text:p>-4.51757774291933</text:p>
          </table:table-cell>
          <table:table-cell table:style-name="ce112" table:formula="of:=([.Q$4]-[.Q9])/[.Q$4]" office:value-type="float" office:value="-3.77449983736094" calcext:value-type="float">
            <text:p>-3.77449983736094</text:p>
          </table:table-cell>
          <table:table-cell table:style-name="ce112" table:formula="of:=([.R$4]-[.R9])/[.R$4]" office:value-type="float" office:value="-3.92218652257492" calcext:value-type="float">
            <text:p>-3.92218652257492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table:style-name="ce5" office:value-type="string" calcext:value-type="string">
            <text:p>ORDER</text:p>
          </table:table-cell>
          <table:table-cell table:style-name="ce12" table:formula="of:=SUM([.D15:.R15])/14" office:value-type="float" office:value="-16.870861089621" calcext:value-type="float">
            <text:p>-16.870861089621</text:p>
          </table:table-cell>
          <table:table-cell table:style-name="ce13" table:formula="of:=[.B15]*(-1)" office:value-type="percentage" office:value="16.870861089621" calcext:value-type="percentage">
            <text:p>1687.09%</text:p>
          </table:table-cell>
          <table:table-cell table:style-name="ce112" table:formula="of:=([.D$4]-[.D10])/[.D$4]" office:value-type="float" office:value="-6.18383062736577" calcext:value-type="float">
            <text:p>-6.18383062736577</text:p>
          </table:table-cell>
          <table:table-cell table:style-name="ce112" table:formula="of:=([.E$4]-[.E10])/[.E$4]" office:value-type="float" office:value="-9.94858394906468" calcext:value-type="float">
            <text:p>-9.94858394906468</text:p>
          </table:table-cell>
          <table:table-cell table:style-name="ce112" table:formula="of:=([.F$4]-[.F10])/[.F$4]" office:value-type="float" office:value="-9.56947411782219" calcext:value-type="float">
            <text:p>-9.56947411782219</text:p>
          </table:table-cell>
          <table:table-cell table:style-name="ce112" table:formula="of:=([.G$4]-[.G10])/[.G$4]" office:value-type="float" office:value="-36.1059776034945" calcext:value-type="float">
            <text:p>-36.1059776034945</text:p>
          </table:table-cell>
          <table:table-cell table:style-name="ce112" table:formula="of:=([.H$4]-[.H10])/[.H$4]" office:value-type="float" office:value="-16.3710517632932" calcext:value-type="float">
            <text:p>-16.3710517632932</text:p>
          </table:table-cell>
          <table:table-cell table:style-name="ce112" table:formula="of:=([.I$4]-[.I10])/[.I$4]" office:value-type="float" office:value="-11.187863537479" calcext:value-type="float">
            <text:p>-11.187863537479</text:p>
          </table:table-cell>
          <table:table-cell table:style-name="ce112" table:formula="of:=([.J$4]-[.J10])/[.J$4]" office:value-type="float" office:value="-46.6548056222842" calcext:value-type="float">
            <text:p>-46.6548056222842</text:p>
          </table:table-cell>
          <table:table-cell table:style-name="ce112"/>
          <table:table-cell table:style-name="ce112" table:formula="of:=([.L$4]-[.L10])/[.L$4]" office:value-type="float" office:value="-9.66409895504419" calcext:value-type="float">
            <text:p>-9.66409895504419</text:p>
          </table:table-cell>
          <table:table-cell table:style-name="ce112" table:formula="of:=([.M$4]-[.M10])/[.M$4]" office:value-type="float" office:value="-29.7621255961327" calcext:value-type="float">
            <text:p>-29.7621255961327</text:p>
          </table:table-cell>
          <table:table-cell table:style-name="ce112" table:formula="of:=([.N$4]-[.N10])/[.N$4]" office:value-type="float" office:value="-30.163579218709" calcext:value-type="float">
            <text:p>-30.163579218709</text:p>
          </table:table-cell>
          <table:table-cell table:style-name="ce112" table:formula="of:=([.O$4]-[.O10])/[.O$4]" office:value-type="float" office:value="-7.03906595115842" calcext:value-type="float">
            <text:p>-7.03906595115842</text:p>
          </table:table-cell>
          <table:table-cell table:style-name="ce112" table:formula="of:=([.P$4]-[.P10])/[.P$4]" office:value-type="float" office:value="-8.33154287043497" calcext:value-type="float">
            <text:p>-8.33154287043497</text:p>
          </table:table-cell>
          <table:table-cell table:style-name="ce112" table:formula="of:=([.Q$4]-[.Q10])/[.Q$4]" office:value-type="float" office:value="-6.65137088123005" calcext:value-type="float">
            <text:p>-6.65137088123005</text:p>
          </table:table-cell>
          <table:table-cell table:style-name="ce112" table:formula="of:=([.R$4]-[.R10])/[.R$4]" office:value-type="float" office:value="-8.55868456118059" calcext:value-type="float">
            <text:p>-8.55868456118059</text:p>
          </table:table-cell>
          <table:table-cell table:style-name="ce39" table:number-columns-repeated="11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style-name="ce12" table:formula="of:=SUM([.D16:.J16])/22" office:value-type="float" office:value="0" calcext:value-type="float">
            <text:p>0</text:p>
          </table:covered-table-cell>
          <table:table-cell table:style-name="ce12"/>
          <table:table-cell table:style-name="ce16" office:value-type="string" calcext:value-type="string">
            <text:p>vs opt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3"/>
          <table:table-cell table:style-name="ce131" table:number-columns-repeated="19"/>
          <table:table-cell table:number-columns-repeated="6"/>
        </table:table-row>
        <table:table-row table:style-name="ro5">
          <table:table-cell table:style-name="ce5" office:value-type="string" calcext:value-type="string">
            <text:p>HEURISTIC</text:p>
          </table:table-cell>
          <table:table-cell table:style-name="ce12" table:formula="of:=SUM([.D17:.R17])/1" office:value-type="float" office:value="-5.19711618569956" calcext:value-type="float">
            <text:p>-5.19711618569956</text:p>
          </table:table-cell>
          <table:table-cell table:style-name="ce13" table:formula="of:=[.B17]*(-1)" office:value-type="percentage" office:value="5.19711618569956" calcext:value-type="percentage">
            <text:p>519.71%</text:p>
          </table:table-cell>
          <table:table-cell table:style-name="ce112"/>
          <table:table-cell/>
          <table:table-cell table:style-name="ce112" table:number-columns-repeated="5"/>
          <table:table-cell table:style-name="ce112" table:formula="of:=([.K$3]-[.K7])/[.K$3]" office:value-type="float" office:value="-5.19711618569956" calcext:value-type="float">
            <text:p>-5.19711618569956</text:p>
          </table:table-cell>
          <table:table-cell table:style-name="ce39" table:number-columns-repeated="18"/>
          <table:table-cell table:number-columns-repeated="6"/>
        </table:table-row>
        <table:table-row table:style-name="ro5">
          <table:table-cell table:style-name="ce5" office:value-type="string" calcext:value-type="string">
            <text:p>LINEAR_ORDER</text:p>
          </table:table-cell>
          <table:table-cell table:style-name="ce12" table:formula="of:=SUM([.D18:.R18])/1" office:value-type="float" office:value="-7.55765857846478" calcext:value-type="float">
            <text:p>-7.55765857846478</text:p>
          </table:table-cell>
          <table:table-cell table:style-name="ce13" table:formula="of:=[.B18]*(-1)" office:value-type="percentage" office:value="7.55765857846478" calcext:value-type="percentage">
            <text:p>755.77%</text:p>
          </table:table-cell>
          <table:table-cell table:style-name="ce112"/>
          <table:table-cell/>
          <table:table-cell table:style-name="ce112" table:number-columns-repeated="5"/>
          <table:table-cell table:style-name="ce112" table:formula="of:=([.K$3]-[.K8])/[.K$3]" office:value-type="float" office:value="-7.55765857846478" calcext:value-type="float">
            <text:p>-7.55765857846478</text:p>
          </table:table-cell>
          <table:table-cell table:style-name="ce39" table:number-columns-repeated="18"/>
          <table:table-cell table:number-columns-repeated="6"/>
        </table:table-row>
        <table:table-row table:style-name="ro5">
          <table:table-cell table:style-name="ce5" office:value-type="string" calcext:value-type="string">
            <text:p>MODIFIED</text:p>
          </table:table-cell>
          <table:table-cell table:style-name="ce12" table:formula="of:=SUM([.D19:.R19])/1" office:value-type="float" office:value="-7.21249097800924" calcext:value-type="float">
            <text:p>-7.21249097800924</text:p>
          </table:table-cell>
          <table:table-cell table:style-name="ce13" table:formula="of:=[.B19]*(-1)" office:value-type="percentage" office:value="7.21249097800924" calcext:value-type="percentage">
            <text:p>721.25%</text:p>
          </table:table-cell>
          <table:table-cell table:style-name="ce7" table:number-columns-repeated="7"/>
          <table:table-cell table:style-name="ce112" table:formula="of:=([.K$3]-[.K9])/[.K$3]" office:value-type="float" office:value="-7.21249097800924" calcext:value-type="float">
            <text:p>-7.21249097800924</text:p>
          </table:table-cell>
          <table:table-cell table:style-name="ce7" table:number-columns-repeated="18"/>
          <table:table-cell table:number-columns-repeated="6"/>
        </table:table-row>
        <table:table-row table:style-name="ro5">
          <table:table-cell table:style-name="ce5" office:value-type="string" calcext:value-type="string">
            <text:p>ORDER</text:p>
          </table:table-cell>
          <table:table-cell table:style-name="ce12" table:formula="of:=SUM([.D20:.R20])/1" office:value-type="float" office:value="-11.4459792791379" calcext:value-type="float">
            <text:p>-11.4459792791379</text:p>
          </table:table-cell>
          <table:table-cell table:style-name="ce13" table:formula="of:=[.B20]*(-1)" office:value-type="percentage" office:value="11.4459792791379" calcext:value-type="percentage">
            <text:p>1144.60%</text:p>
          </table:table-cell>
          <table:table-cell table:style-name="ce7" table:number-columns-repeated="7"/>
          <table:table-cell table:style-name="ce112" table:formula="of:=([.K$3]-[.K10])/[.K$3]" office:value-type="float" office:value="-11.4459792791379" calcext:value-type="float">
            <text:p>-11.4459792791379</text:p>
          </table:table-cell>
          <table:table-cell table:style-name="ce7" table:number-columns-repeated="18"/>
          <table:table-cell table:number-columns-repeated="6"/>
        </table:table-row>
        <table:table-row table:style-name="ro5">
          <table:table-cell table:style-name="ce5"/>
          <table:table-cell table:style-name="ce7" table:number-columns-repeated="28"/>
          <table:table-cell table:number-columns-repeated="6"/>
        </table:table-row>
        <table:table-row table:style-name="ro5">
          <table:table-cell table:style-name="ce7" table:number-columns-repeated="2"/>
          <table:table-cell table:number-columns-repeated="2" table:style-name="ce7" office:value-type="string" calcext:value-type="string">
            <text:p>E</text:p>
          </table:table-cell>
          <table:table-cell table:style-name="ce7" table:number-columns-repeated="25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5.19711618569956" calcext:value-type="percentage">
            <text:p>519.71%</text:p>
          </table:table-cell>
          <table:table-cell table:style-name="ce10" table:formula="of:=[.C12]" office:value-type="percentage" office:value="6.78436972009078" calcext:value-type="percentage">
            <text:p>678.44%</text:p>
          </table:table-cell>
          <table:table-cell table:style-name="ce7" table:number-columns-repeated="25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7.55765857846478" calcext:value-type="percentage">
            <text:p>755.77%</text:p>
          </table:table-cell>
          <table:table-cell table:style-name="ce10" table:formula="of:=[.C13]" office:value-type="percentage" office:value="14.4990534638096" calcext:value-type="percentage">
            <text:p>1449.91%</text:p>
          </table:table-cell>
          <table:table-cell table:style-name="ce7" table:number-columns-repeated="25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7.21249097800924" calcext:value-type="percentage">
            <text:p>721.25%</text:p>
          </table:table-cell>
          <table:table-cell table:style-name="ce10" table:formula="of:=[.C14]" office:value-type="percentage" office:value="13.8886459383132" calcext:value-type="percentage">
            <text:p>1388.86%</text:p>
          </table:table-cell>
          <table:table-cell table:style-name="ce7" table:number-columns-repeated="25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11.4459792791379" calcext:value-type="percentage">
            <text:p>1144.60%</text:p>
          </table:table-cell>
          <table:table-cell table:style-name="ce10" table:formula="of:=[.C15]" office:value-type="percentage" office:value="16.870861089621" calcext:value-type="percentage">
            <text:p>1687.09%</text:p>
          </table:table-cell>
          <table:table-cell table:style-name="ce7" table:number-columns-repeated="25"/>
          <table:table-cell table:number-columns-repeated="6"/>
        </table:table-row>
        <table:table-row table:style-name="ro5" table:number-rows-repeated="9">
          <table:table-cell table:style-name="ce7" table:number-columns-repeated="29"/>
          <table:table-cell table:number-columns-repeated="6"/>
        </table:table-row>
        <table:table-row table:style-name="ro5" table:number-rows-repeated="1048540">
          <table:table-cell table:number-columns-repeated="35"/>
        </table:table-row>
        <table:table-row table:style-name="ro5">
          <table:table-cell table:number-columns-repeated="35"/>
        </table:table-row>
      </table:table>
      <table:table table:name="Sheet2" table:style-name="ta1">
        <table:table-column table:style-name="co12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2"/>
        </table:table-row>
        <table:table-row table:style-name="ro5">
          <table:table-cell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0:03:07.569835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10:05:31.620513514</dc:date>
    <meta:editing-duration>P3DT2H29M51S</meta:editing-duration>
    <meta:editing-cycles>118</meta:editing-cycles>
    <meta:generator>LibreOffice/6.4.2.2$MacOSX_X86_64 LibreOffice_project/4e471d8c02c9c90f512f7f9ead8875b57fcb1ec3</meta:generator>
    <meta:document-statistic meta:table-count="2" meta:cell-count="201" meta:object-count="1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18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2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dee6ef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35cm" svg:height="11.459cm" xlink:href=".." xlink:type="simple" chart:class="chart:bar" chart:style-name="ch1">
        <chart:plot-area chart:style-name="ch2" table:cell-range-address="RESULTS.B22:RESULTS.C26" chart:data-source-has-labels="both" svg:x="1.319cm" svg:y="0.263cm" svg:width="8.234cm" svg:height="8.32cm">
          <chartooo:coordinate-region svg:x="3.85cm" svg:y="0.564cm" svg:width="5.703cm" svg:height="6.815cm"/>
          <chart:axis chart:dimension="x" chart:name="primary-x" chart:style-name="ch3" chartooo:axis-type="auto">
            <chartooo:date-scale/>
            <chart:title svg:x="4.112cm" svg:y="8.685cm" chart:style-name="ch4">
              <text:p>Crossover type</text:p>
            </chart:title>
            <chart:categories table:cell-range-address="RESULTS.B23:RESULTS.B26"/>
          </chart:axis>
          <chart:axis chart:dimension="y" chart:name="primary-y" chart:style-name="ch5">
            <chart:title svg:x="0.146cm" svg:y="4.709cm" chart:style-name="ch6">
              <text:p>E</text:p>
            </chart:title>
            <chart:grid chart:style-name="ch7" chart:class="major"/>
          </chart:axis>
          <chart:series chart:style-name="ch8" chart:values-cell-range-address="RESULTS.C23:RESULTS.C26" chart:label-cell-address="RESULTS.C22:RESULTS.C22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C22:RESULTS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B23:RESULTS.B26</svg:desc>
                </draw:g>
              </table:table-cell>
              <table:table-cell office:value-type="float" office:value="5.19711618569956">
                <text:p>5.19711618569956</text:p>
                <draw:g>
                  <svg:desc>RESULTS.C23:RESULTS.C26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7.55765857846478">
                <text:p>7.55765857846478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7.21249097800924">
                <text:p>7.21249097800924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11.4459792791379">
                <text:p>11.4459792791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18pt" style:font-size-asian="9pt" style:font-size-complex="9pt"/>
    </style:style>
    <style:style style:name="ch5" style:family="chart" style:data-style-name="N11">
      <style:chart-properties chart:display-label="true" chart:logarithmic="false" chart:minimum="0" chart:maximum="2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f5ce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35cm" svg:height="11.459cm" xlink:href=".." xlink:type="simple" chart:class="chart:bar" chart:style-name="ch1">
        <chart:plot-area chart:style-name="ch2" table:cell-range-address="RESULTS.B23:RESULTS.B26 RESULTS.D23:RESULTS.D26" chart:data-source-has-labels="column" svg:x="1.319cm" svg:y="0.263cm" svg:width="8.234cm" svg:height="8.32cm">
          <chartooo:coordinate-region svg:x="3.85cm" svg:y="0.564cm" svg:width="5.703cm" svg:height="6.815cm"/>
          <chart:axis chart:dimension="x" chart:name="primary-x" chart:style-name="ch3" chartooo:axis-type="auto">
            <chartooo:date-scale/>
            <chart:title svg:x="4.114cm" svg:y="8.685cm" chart:style-name="ch4">
              <text:p>Crossover type</text:p>
            </chart:title>
            <chart:categories table:cell-range-address="RESULTS.B23:RESULTS.B26"/>
          </chart:axis>
          <chart:axis chart:dimension="y" chart:name="primary-y" chart:style-name="ch5">
            <chart:title svg:x="0.146cm" svg:y="4.707cm" chart:style-name="ch6">
              <text:p>E</text:p>
            </chart:title>
            <chart:grid chart:style-name="ch7" chart:class="major"/>
          </chart:axis>
          <chart:series chart:style-name="ch8" chart:values-cell-range-address="RESULTS.D23:RESULTS.D26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B23:RESULTS.B26</svg:desc>
                </draw:g>
              </table:table-cell>
              <table:table-cell office:value-type="float" office:value="6.78436972009078">
                <text:p>6.78436972009078</text:p>
                <draw:g>
                  <svg:desc>RESULTS.D23:RESULTS.D26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14.4990534638096">
                <text:p>14.4990534638096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13.8886459383132">
                <text:p>13.8886459383132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16.870861089621">
                <text:p>16.870861089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5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b4c7dc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6cm" svg:height="14.323cm" xlink:href=".." xlink:type="simple" chart:class="chart:bar" chart:style-name="ch1">
        <chart:legend chart:legend-position="end" svg:x="8.456cm" svg:y="0.293cm" style:legend-expansion="custom" chartooo:width="4.781cm" chartooo:height="1.813cm" style:legend-expansion-aspect-ratio="2.63706563706564" chart:style-name="ch2"/>
        <chart:plot-area chart:style-name="ch3" table:cell-range-address="RESULTS.B23:RESULTS.D26 RESULTS.C22:RESULTS.D22" chart:data-source-has-labels="both" svg:x="1.547cm" svg:y="1.34cm" svg:width="16.703cm" svg:height="10.025cm">
          <chartooo:coordinate-region svg:x="4.078cm" svg:y="1.641cm" svg:width="14.172cm" svg:height="8.52cm"/>
          <chart:axis chart:dimension="x" chart:name="primary-x" chart:style-name="ch4" chartooo:axis-type="auto">
            <chartooo:date-scale/>
            <chart:title svg:x="8.529cm" svg:y="11.856cm" chart:style-name="ch5">
              <text:p>Crossover type</text:p>
            </chart:title>
            <chart:categories table:cell-range-address="RESULTS.B23:RESULTS.B26"/>
          </chart:axis>
          <chart:axis chart:dimension="y" chart:name="primary-y" chart:style-name="ch6">
            <chart:title svg:x="0.215cm" svg:y="7.348cm" chart:style-name="ch7">
              <text:p>E    ,  E</text:p>
            </chart:title>
            <chart:grid chart:style-name="ch8" chart:class="major"/>
          </chart:axis>
          <chart:series chart:style-name="ch9" chart:values-cell-range-address="RESULTS.C23:RESULTS.C26" chart:label-cell-address="RESULTS.C22:RESULTS.C22" chart:class="chart:bar">
            <chart:data-point chart:repeated="4"/>
          </chart:series>
          <chart:series chart:style-name="ch10" chart:values-cell-range-address="RESULTS.D23:RESULTS.D26" chart:label-cell-address="RESULTS.D22:RESULTS.D2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C22:RESULTS.C22</svg:desc>
                </draw:g>
              </table:table-cell>
              <table:table-cell office:value-type="string">
                <text:p>E</text:p>
                <draw:g>
                  <svg:desc>RESULTS.D22:RESULTS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B23:RESULTS.B26</svg:desc>
                </draw:g>
              </table:table-cell>
              <table:table-cell office:value-type="float" office:value="5.19711618569956">
                <text:p>5.19711618569956</text:p>
                <draw:g>
                  <svg:desc>RESULTS.C23:RESULTS.C26</svg:desc>
                </draw:g>
              </table:table-cell>
              <table:table-cell office:value-type="float" office:value="6.78436972009078">
                <text:p>6.78436972009078</text:p>
                <draw:g>
                  <svg:desc>RESULTS.D23:RESULTS.D26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7.55765857846478">
                <text:p>7.55765857846478</text:p>
              </table:table-cell>
              <table:table-cell office:value-type="float" office:value="14.4990534638096">
                <text:p>14.4990534638096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7.21249097800924">
                <text:p>7.21249097800924</text:p>
              </table:table-cell>
              <table:table-cell office:value-type="float" office:value="13.8886459383132">
                <text:p>13.8886459383132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11.4459792791379">
                <text:p>11.4459792791379</text:p>
              </table:table-cell>
              <table:table-cell office:value-type="float" office:value="16.870861089621">
                <text:p>16.8708610896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